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6c3" officeooo:paragraph-rsid="001df6c3"/>
    </style:style>
    <style:style style:name="P2" style:family="paragraph" style:parent-style-name="Standard">
      <style:text-properties officeooo:rsid="001ec8b4" officeooo:paragraph-rsid="001ec8b4"/>
    </style:style>
    <style:style style:name="P3" style:family="paragraph" style:parent-style-name="Standard">
      <style:text-properties fo:font-weight="normal" officeooo:rsid="001df6c3" officeooo:paragraph-rsid="001df6c3" style:font-weight-asian="normal"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rsid="001ec8b4" officeooo:paragraph-rsid="001ec8b4"/>
    </style:style>
    <style:style style:name="P6" style:family="paragraph" style:parent-style-name="Text_20_body">
      <style:text-properties officeooo:rsid="001df6c3"/>
    </style:style>
    <style:style style:name="P7" style:family="paragraph" style:parent-style-name="Text_20_body">
      <style:text-properties officeooo:rsid="00202f66" officeooo:paragraph-rsid="00202f66"/>
    </style:style>
    <style:style style:name="P8" style:family="paragraph" style:parent-style-name="Text_20_body">
      <style:text-properties officeooo:rsid="002190ee" officeooo:paragraph-rsid="002190ee"/>
    </style:style>
    <style:style style:name="P9" style:family="paragraph" style:parent-style-name="Text_20_body">
      <style:text-properties officeooo:rsid="002209f5" officeooo:paragraph-rsid="002209f5"/>
    </style:style>
    <style:style style:name="P10" style:family="paragraph" style:parent-style-name="Text_20_body">
      <style:text-properties officeooo:rsid="0024bb10" officeooo:paragraph-rsid="0024bb10"/>
    </style:style>
    <style:style style:name="P11" style:family="paragraph" style:parent-style-name="Text_20_body">
      <style:text-properties officeooo:rsid="0025718a" officeooo:paragraph-rsid="0025718a"/>
    </style:style>
    <style:style style:name="P12" style:family="paragraph" style:parent-style-name="Text_20_body">
      <style:text-properties fo:font-weight="normal" officeooo:rsid="0025718a" officeooo:paragraph-rsid="0025718a" style:font-weight-asian="normal" style:font-weight-complex="normal"/>
    </style:style>
    <style:style style:name="P13" style:family="paragraph" style:parent-style-name="Heading_20_2">
      <style:text-properties officeooo:paragraph-rsid="0028dff9"/>
    </style:style>
    <style:style style:name="P14" style:family="paragraph" style:parent-style-name="Heading_20_2">
      <style:text-properties officeooo:rsid="002c6c40" officeooo:paragraph-rsid="002c6c40"/>
    </style:style>
    <style:style style:name="P15" style:family="paragraph" style:parent-style-name="Heading_20_2">
      <style:text-properties officeooo:rsid="002f1056" officeooo:paragraph-rsid="002f1056"/>
    </style:style>
    <style:style style:name="P16" style:family="paragraph" style:parent-style-name="Heading_20_2">
      <style:text-properties officeooo:rsid="002f6689" officeooo:paragraph-rsid="002f6689"/>
    </style:style>
    <style:style style:name="P17" style:family="paragraph" style:parent-style-name="Heading_20_2">
      <style:paragraph-properties fo:break-before="page"/>
    </style:style>
    <style:style style:name="P18" style:family="paragraph" style:parent-style-name="Text_20_body">
      <style:paragraph-properties fo:text-align="justify" style:justify-single-word="false"/>
      <style:text-properties officeooo:rsid="0027677c" officeooo:paragraph-rsid="0027677c"/>
    </style:style>
    <style:style style:name="P19" style:family="paragraph" style:parent-style-name="Text_20_body">
      <style:paragraph-properties fo:text-align="justify" style:justify-single-word="false"/>
      <style:text-properties officeooo:paragraph-rsid="0027677c"/>
    </style:style>
    <style:style style:name="P20" style:family="paragraph" style:parent-style-name="Text_20_body">
      <style:paragraph-properties fo:text-align="justify" style:justify-single-word="false"/>
      <style:text-properties officeooo:rsid="002954da" officeooo:paragraph-rsid="002954da"/>
    </style:style>
    <style:style style:name="P21" style:family="paragraph" style:parent-style-name="Text_20_body">
      <style:text-properties officeooo:rsid="002190ee" officeooo:paragraph-rsid="002190ee"/>
    </style:style>
    <style:style style:name="P22" style:family="paragraph" style:parent-style-name="Text_20_body">
      <style:text-properties officeooo:rsid="002c6c40" officeooo:paragraph-rsid="002c6c40"/>
    </style:style>
    <style:style style:name="P23" style:family="paragraph" style:parent-style-name="Text_20_body">
      <style:text-properties officeooo:rsid="002e34f5" officeooo:paragraph-rsid="002e34f5"/>
    </style:style>
    <style:style style:name="P24" style:family="paragraph" style:parent-style-name="Text_20_body">
      <style:text-properties officeooo:rsid="002f1056" officeooo:paragraph-rsid="002f1056"/>
    </style:style>
    <style:style style:name="P25" style:family="paragraph" style:parent-style-name="Text_20_body">
      <style:text-properties officeooo:rsid="002f6689" officeooo:paragraph-rsid="002f6689"/>
    </style:style>
    <style:style style:name="P26" style:family="paragraph" style:parent-style-name="Text_20_body">
      <style:text-properties officeooo:paragraph-rsid="002f6689"/>
    </style:style>
    <style:style style:name="P27" style:family="paragraph" style:parent-style-name="Text_20_body">
      <style:text-properties officeooo:rsid="002f7f70" officeooo:paragraph-rsid="002f7f70"/>
    </style:style>
    <style:style style:name="P28" style:family="paragraph">
      <loext:graphic-properties draw:fill="none" draw:fill-color="#ffffff"/>
      <style:text-properties fo:font-size="12pt"/>
    </style:style>
    <style:style style:name="P29"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8dff9"/>
    </style:style>
    <style:style style:name="T4" style:family="text">
      <style:text-properties officeooo:rsid="002b1bcf"/>
    </style:style>
    <style:style style:name="T5" style:family="text">
      <style:text-properties fo:font-size="12pt"/>
    </style:style>
    <style:style style:name="T6" style:family="text">
      <style:text-properties fo:font-size="12pt" fo:font-style="italic"/>
    </style:style>
    <style:style style:name="T7" style:family="text">
      <style:text-properties fo:font-size="12pt"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5.3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6.3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4.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6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e es HTML</text:h>
      <text:p text:style-name="P2"/>
      <text:p text:style-name="P4">HTML corresponde a las siglas in inglés de “HiperText Markup Language” y se puede traducir al español como “Lenguaje de Marcas de Hipertexto”</text:p>
      <text:p text:style-name="Text_20_body"/>
      <text:p text:style-name="P4">A diferencia de un lenguaje de scripting o programación que usa secuencias de comandos para realizar procesos, un lenguaje de marcado utiliza diferentes etiquetas para identificar el contenido.</text:p>
      <text:p text:style-name="P4"/>
      <text:h text:style-name="Heading_20_1" text:outline-level="1">Un poco de historia</text:h>
      <text:p text:style-name="P20">1969, Internet, entonces ArpaNet, transporta sus primeros datos. Más información en <text:a xlink:type="simple" xlink:href="https://es.wikipedia.org/wiki/Historia_de_Internet" text:style-name="Internet_20_link" text:visited-style-name="Visited_20_Internet_20_Link">https://es.wikipedia.org/wiki/Historia_de_Internet</text:a></text:p>
      <text:p text:style-name="P18"><text:span text:style-name="T4">1969-1970, </text:span>GML <text:span text:style-name="T4">desarrollado por la empresa IBM da sus primeros pasos, desarrollado para manejar la ingente cantidad de información que la empresa tiene. Más información en </text:span><text:a xlink:type="simple" xlink:href="https://es.wikipedia.org/wiki/IBM_Generalized_Markup_Language" text:style-name="Internet_20_link" text:visited-style-name="Visited_20_Internet_20_Link"><text:span text:style-name="T4">https://es.wikipedia.org/wiki/IBM_Generalized_Markup_Language</text:span></text:a></text:p>
      <text:p text:style-name="P18"><text:span text:style-name="T4">1986, </text:span>SGML <text:span text:style-name="T4">nace como ISO 8879:1986, cuando GML se populariza y se convierte en estándar de facto se crea un comité para estudiar su implementación y liberación como estándar industrial. Más información en </text:span><text:a xlink:type="simple" xlink:href="https://es.wikipedia.org/wiki/SGML" text:style-name="Internet_20_link" text:visited-style-name="Visited_20_Internet_20_Link"><text:span text:style-name="T4">https://es.wikipedia.org/wiki/SGML</text:span></text:a></text:p>
      <text:p text:style-name="P19"><text:span text:style-name="T4">1991, HTML, Tim Berners-Lee describe 18 elementos de HTML, 13 de estos todavia existen en HTML. Más información en </text:span><text:a xlink:type="simple" xlink:href="https://es.wikipedia.org/wiki/HTML" text:style-name="Internet_20_link" text:visited-style-name="Visited_20_Internet_20_Link"><text:span text:style-name="T4">https://es.wikipedia.org/wiki/HTML</text:span></text:a></text:p>
      <text:p text:style-name="P19"/>
      <text:h text:style-name="Heading_20_3" text:outline-level="3">La estructura web</text:h>
      <text:p text:style-name="Standard"/>
      <text:p text:style-name="P5">La capacidad de programar usando HTML es esencial apara cualquier profesional de internet. Adquirir esta habilidad debería ser el punto de partida para cualquiera que esté aprendiendo cómo crear contenido para web.</text:p>
      <text:p text:style-name="P6"/>
      <text:h text:style-name="Heading_20_2" text:outline-level="2">La etiqueta &lt;html&gt;</text:h>
      <text:p text:style-name="P1"/>
      <text:p text:style-name="P4">La estructura de un documento HTML se puede comparar con la de un sándwich. De la misma manera que un sándwich tiene dos rebanadas de pan, el documento HTML tiene etiquetas html de apertura y cierre.</text:p>
      <text:p text:style-name="Text_20_body"/>
      <text:p text:style-name="Text_20_body"><draw:frame text:anchor-type="paragraph" draw:z-index="0" draw:name="Forma1" draw:style-name="gr10" draw:text-style-name="P29" svg:width="9.393cm" svg:height="1.676cm" svg:x="3.263cm" svg:y="0.222cm"><draw:text-box><text:p>&lt;html&gt;</text:p><text:p>…</text:p><text:p>&lt;/html&gt;</text:p></draw:text-box></draw:frame></text:p>
      <text:p text:style-name="Text_20_body"/>
      <text:p text:style-name="Text_20_body"/>
      <text:h text:style-name="Heading_20_2" text:outline-level="2"><text:soft-page-break/>La etiqueta &lt;head&gt;</text:h>
      <text:p text:style-name="P1"/>
      <text:p text:style-name="P4">Justo después de etiqueta HTML de apertura encontraremos la cabecera del documento, la cual se identifica con las etiquetas head de apertura y cierre.</text:p>
      <text:p text:style-name="Text_20_body"/>
      <text:p text:style-name="P4">La cabecera (o head) de un archivo HTML contiene todos los <text:span text:style-name="T1">elementos no visuales</text:span><text:span text:style-name="T2"> que ayudan a que la página funcione correctamente.</text:span></text:p>
      <text:p text:style-name="Text_20_body"><draw:frame text:anchor-type="paragraph" draw:z-index="1" draw:name="Forma1" draw:style-name="gr10" draw:text-style-name="P29" svg:width="9.393cm" svg:height="1.676cm" svg:x="3.263cm" svg:y="0.157cm"><draw:text-box><text:p>&lt;html&gt;</text:p><text:p><text:s text:c="4"/>&lt;head&gt;...&lt;/head&gt;</text:p><text:p>&lt;/html&gt;</text:p></draw:text-box></draw:frame></text:p>
      <text:p text:style-name="Text_20_body"/>
      <text:p text:style-name="Text_20_body"/>
      <text:h text:style-name="Heading_20_2" text:outline-level="2">La etiqueta &lt;body&gt;</text:h>
      <text:p text:style-name="P3"/>
      <text:p text:style-name="P4">La etiqueta body sigue después de la etiqueta head. Todos los elementos visuales-estructurales están contenidos dentro de la etiqueta body.</text:p>
      <text:p text:style-name="P4"/>
      <text:p text:style-name="P4">Encabezados, párrafos, listas, citas, imágenes e hipervínculos son tan sólo algunos de los elementos que puede contener la etiqueta body.</text:p>
      <text:p text:style-name="Text_20_body"><draw:frame text:anchor-type="paragraph" draw:z-index="2" draw:name="Forma1" draw:style-name="gr9" draw:text-style-name="P29" svg:width="9.393cm" svg:height="2.924cm" svg:x="3.263cm" svg:y="0.39cm"><draw:text-box><text:p>&lt;html&gt;</text:p><text:p><text:s text:c="4"/>&lt;head&gt;</text:p><text:p><text:s text:c="4"/>&lt;/head&gt;</text:p><text:p><text:s text:c="4"/>&lt;body&gt;</text:p><text:p><text:s text:c="4"/>&lt;/body&gt;</text:p><text:p>&lt;/html&gt;</text:p></draw:text-box></draw:frame></text:p>
      <text:p text:style-name="Text_20_body"/>
      <text:p text:style-name="Text_20_body"/>
      <text:p text:style-name="Text_20_body"/>
      <text:p text:style-name="Text_20_body"/>
      <text:p text:style-name="Text_20_body"/>
      <text:h text:style-name="Heading_20_2" text:outline-level="2">La etiqueta &lt;title&gt;</text:h>
      <text:p text:style-name="Standard"/>
      <text:p text:style-name="P7">Para colocar en la pestaña un titulo que describa la página web, añadimos un elemento &lt;title&gt; en la sección head:</text:p>
      <text:p text:style-name="P7"><draw:frame text:anchor-type="paragraph" draw:z-index="3" draw:name="Forma1" draw:style-name="gr8" draw:text-style-name="P28" svg:width="9.395cm" svg:height="3.897cm" svg:x="3.263cm" svg:y="0.39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Esta es una línea de texto</text:span></text:p><text:p><text:span text:style-name="T5"><text:s text:c="4"/></text:span><text:span text:style-name="T5">&lt;/body&gt;</text:span></text:p><text:p><text:span text:style-name="T5">&lt;/html&gt;</text:span></text:p></draw:text-box></draw:frame></text:p>
      <text:p text:style-name="P7"/>
      <text:p text:style-name="P7"/>
      <text:p text:style-name="P7"/>
      <text:p text:style-name="P7"/>
      <text:p text:style-name="P7"/>
      <text:h text:style-name="Heading_20_2" text:outline-level="2"><text:soft-page-break/>El elemento &lt;p&gt;</text:h>
      <text:p text:style-name="P8">Para crear un párrafo, simplemente escribo dentro del elemento &lt;p&gt;, entre las etiquetas de apertura y cierre.</text:p>
      <text:p text:style-name="P8"><draw:frame text:anchor-type="paragraph" draw:z-index="4" draw:name="Forma1" draw:style-name="gr7" draw:text-style-name="P28" svg:width="9.397cm" svg:height="4.386cm" svg:x="3.263cm" svg:y="0.071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p&gt;Esto es un párrafo.&lt;/p&gt;</text:span></text:p><text:p><text:span text:style-name="T5"><text:s text:c="8"/></text:span><text:span text:style-name="T5">&lt;p&gt;Esto es otro párrafo.&lt;/p&gt;</text:span></text:p><text:p><text:span text:style-name="T5"><text:s text:c="4"/></text:span><text:span text:style-name="T5">&lt;/body&gt;</text:span></text:p><text:p><text:span text:style-name="T5">&lt;/html&gt;</text:span></text:p></draw:text-box></draw:frame></text:p>
      <text:p text:style-name="P8"/>
      <text:p text:style-name="P8"/>
      <text:p text:style-name="P8"/>
      <text:p text:style-name="P8"/>
      <text:p text:style-name="P8"/>
      <text:h text:style-name="Heading_20_2" text:outline-level="2">Salto de línea sencillo</text:h>
      <text:p text:style-name="P8"/>
      <text:p text:style-name="P8">Usaremos la etiqueta &lt;br /&gt; para agregar un salto de linea sin empezar un nuevo párrafo.</text:p>
      <text:p text:style-name="P8"/>
      <text:p text:style-name="P8"><draw:frame text:anchor-type="paragraph" draw:z-index="5" draw:name="Forma1" draw:style-name="gr6" draw:text-style-name="P28" svg:width="9.395cm" svg:height="4.871cm" svg:x="3.263cm" svg:y="-0.226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p&gt;Esto es un párrafo.&lt;/p&gt;</text:span></text:p><text:p><text:span text:style-name="T5"><text:s text:c="8"/></text:span><text:span text:style-name="T5">&lt;p&gt;Esto es otro párrafo.&lt;/p&gt;</text:span></text:p><text:p><text:span text:style-name="T5"><text:s text:c="8"/></text:span><text:span text:style-name="T5">&lt;p&gt;Esto es &lt;br /</text:span><text:span text:style-name="T6">&gt; </text:span><text:span text:style-name="T7">un salto de línea</text:span><text:span text:style-name="T6"> &lt;/</text:span><text:span text:style-name="T5">p&gt;</text:span></text:p><text:p><text:span text:style-name="T5"><text:s text:c="4"/></text:span><text:span text:style-name="T5">&lt;/body&gt;</text:span></text:p><text:p><text:span text:style-name="T5">&lt;/html&gt;</text:span></text:p></draw:text-box></draw:frame></text:p>
      <text:p text:style-name="P8"/>
      <text:p text:style-name="P8"/>
      <text:p text:style-name="P8"/>
      <text:p text:style-name="P8"/>
      <text:p text:style-name="P8"/>
      <text:h text:style-name="Heading_20_2" text:outline-level="2"><text:span text:style-name="T3">E</text:span>lementos de Formato</text:h>
      <text:p text:style-name="P9">En HTML, hay una lista de elementos que especifican el estilo de texto.</text:p>
      <text:p text:style-name="P9">Los elementos de formato fueron diseñados para mostrar tipos especiales de texto.</text:p>
      <text:p text:style-name="P9"><draw:frame text:anchor-type="paragraph" draw:z-index="6" draw:name="Forma1" draw:style-name="gr5" draw:text-style-name="P28" svg:width="9.395cm" svg:height="8.279cm" svg:x="2.184cm" svg:y="0.21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p&gt;Esto es un texto regular.&lt;/p&gt;</text:span></text:p><text:p><text:span text:style-name="T5"><text:s text:c="8"/></text:span><text:span text:style-name="T5">&lt;p&gt;&lt;b&gt;Texto en negrita.&lt;/b&gt;&lt;/p&gt;</text:span></text:p><text:p><text:span text:style-name="T5"><text:s text:c="8"/></text:span><text:span text:style-name="T5">&lt;p&gt;&lt;big&gt;Texto grande&lt;/big</text:span><text:span text:style-name="T6">&lt;</text:span><text:span text:style-name="T5">p&gt;</text:span></text:p><text:p><text:span text:style-name="T5"><text:s text:c="8"/></text:span><text:span text:style-name="T5">&lt;p&gt;&lt;i&gt;Texto en cursiva&lt;/i&gt;</text:span><text:span text:style-name="T6">&lt;</text:span><text:span text:style-name="T5">p&gt;</text:span></text:p><text:p><text:span text:style-name="T5"><text:s text:c="8"/></text:span><text:span text:style-name="T5">&lt;p&gt;&lt;small&gt;Texto pequeño&lt;/small&gt;</text:span><text:span text:style-name="T6">&lt;</text:span><text:span text:style-name="T5">p&gt;</text:span></text:p><text:p><text:span text:style-name="T5"><text:s text:c="8"/></text:span><text:span text:style-name="T5">&lt;p&gt;&lt;strong&gt;Texto fuerte&lt;/strong&gt;</text:span><text:span text:style-name="T6">&lt;</text:span><text:span text:style-name="T5">p&gt;</text:span></text:p><text:p><text:span text:style-name="T5"><text:s text:c="8"/></text:span><text:span text:style-name="T5">&lt;p&gt;Texto &lt;sub&gt;subíndice&lt;/sub&gt;</text:span><text:span text:style-name="T6">&lt;</text:span><text:span text:style-name="T5">p&gt;</text:span></text:p><text:p><text:span text:style-name="T5"><text:s text:c="8"/></text:span><text:span text:style-name="T5">&lt;p&gt;Texto &lt;sup&gt;superíndice&lt;/sup&gt;</text:span><text:span text:style-name="T6">&lt;</text:span><text:span text:style-name="T5">p&gt;</text:span></text:p><text:p><text:span text:style-name="T5"><text:s text:c="8"/></text:span><text:span text:style-name="T5">&lt;p&gt;&lt;ins&gt;Texto insertado&lt;/ins&gt;</text:span><text:span text:style-name="T6">&lt;</text:span><text:span text:style-name="T5">p&gt;</text:span></text:p><text:p><text:span text:style-name="T5"><text:s text:c="8"/></text:span><text:span text:style-name="T5">&lt;p&gt;&lt;del&gt;Texto borrado&lt;/del&gt;</text:span><text:span text:style-name="T6">&lt;</text:span><text:span text:style-name="T5">p&gt;</text:span></text:p><text:p><text:span text:style-name="T5"><text:s text:c="4"/></text:span><text:span text:style-name="T5">&lt;/body&gt;</text:span></text:p><text:p><text:span text:style-name="T5">&lt;/html&gt;</text:span></text:p></draw:text-box></draw:frame></text:p>
      <text:p text:style-name="P9"/>
      <text:p text:style-name="P9"/>
      <text:p text:style-name="P9"/>
      <text:p text:style-name="P9"/>
      <text:p text:style-name="P9"/>
      <text:p text:style-name="P9"/>
      <text:p text:style-name="P9"/>
      <text:p text:style-name="P9"/>
      <text:h text:style-name="P13" text:outline-level="2"><text:soft-page-break/><text:span text:style-name="T3">E</text:span>ncabezados HTML</text:h>
      <text:p text:style-name="P10">HTML incluye seis niveles de encabezados, los cuales están clasificados de acuerdo a su importancia.</text:p>
      <text:p text:style-name="P10"><draw:frame text:anchor-type="paragraph" draw:z-index="7" draw:name="Forma1" draw:style-name="gr4" draw:text-style-name="P28" svg:width="9.395cm" svg:height="6.331cm" svg:x="3.263cm" svg:y="0.129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h1&gt;Este es el encabezado 1&lt;/h1&gt;</text:span></text:p><text:p><text:span text:style-name="T5"><text:s text:c="8"/></text:span><text:span text:style-name="T5">&lt;h2&gt;Este es el encabezado 2&lt;/h2&gt;</text:span></text:p><text:p><text:span text:style-name="T5"><text:s text:c="8"/></text:span><text:span text:style-name="T5">&lt;h3&gt;Este es el encabezado 3&lt;/h3&gt;</text:span></text:p><text:p><text:span text:style-name="T5"><text:s text:c="8"/></text:span><text:span text:style-name="T5">&lt;h4&gt;Este es el encabezado 4&lt;/h4&gt;</text:span></text:p><text:p><text:span text:style-name="T5"><text:s text:c="8"/></text:span><text:span text:style-name="T5">&lt;h5&gt;Este es el encabezado 5&lt;/h5&gt;</text:span></text:p><text:p><text:span text:style-name="T5"><text:s text:c="8"/></text:span><text:span text:style-name="T5">&lt;h6&gt;Este es el encabezado 6&lt;/h6&gt;</text:span></text:p><text:p><text:span text:style-name="T5"><text:s text:c="4"/></text:span><text:span text:style-name="T5">&lt;/body&gt;</text:span></text:p><text:p><text:span text:style-name="T5">&lt;/html&gt;</text:span></text:p></draw:text-box></draw:frame></text:p>
      <text:p text:style-name="P10"/>
      <text:p text:style-name="P10"/>
      <text:p text:style-name="P10"/>
      <text:p text:style-name="P10"/>
      <text:p text:style-name="P10"/>
      <text:p text:style-name="P10"/>
      <text:p text:style-name="P10"/>
      <text:p text:style-name="P10"/>
      <text:h text:style-name="Heading_20_2" text:outline-level="2">Líneas horizontales</text:h>
      <text:p text:style-name="P11">Para crear una línea horizontal, usa la etiqueta <text:span text:style-name="T1">&lt;hr /&gt;</text:span><text:span text:style-name="T2">.</text:span></text:p>
      <text:p text:style-name="P12"><draw:frame text:anchor-type="paragraph" draw:z-index="8" draw:name="Forma1" draw:style-name="gr3" draw:text-style-name="P28" svg:width="9.395cm" svg:height="6.818cm" svg:x="3.263cm" svg:y="0.305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h1&gt;Este es el encabezado 1&lt;/h1&gt;</text:span></text:p><text:p><text:span text:style-name="T5"><text:s text:c="8"/></text:span><text:span text:style-name="T5">&lt;h2&gt;Este es el encabezado 2&lt;/h2&gt;</text:span></text:p><text:p><text:span text:style-name="T5"><text:s text:c="8"/></text:span><text:span text:style-name="T5">&lt;h3&gt;Este es el encabezado 3&lt;/h3&gt;</text:span></text:p><text:p><text:span text:style-name="T5"><text:s text:c="8"/></text:span><text:span text:style-name="T5">&lt;h4&gt;Este es el encabezado 4&lt;/h4&gt;</text:span></text:p><text:p><text:span text:style-name="T5"><text:s text:c="8"/></text:span><text:span text:style-name="T5">&lt;h5&gt;Este es el encabezado 5&lt;/h5&gt;</text:span></text:p><text:p><text:span text:style-name="T5"><text:s text:c="8"/></text:span><text:span text:style-name="T5">&lt;hr /&gt;</text:span></text:p><text:p><text:span text:style-name="T5"><text:s text:c="8"/></text:span><text:span text:style-name="T5">&lt;h6&gt;Este es el encabezado 6&lt;/h6&gt;</text:span></text:p><text:p><text:span text:style-name="T5"><text:s text:c="4"/></text:span><text:span text:style-name="T5">&lt;/body&gt;</text:span></text:p><text:p><text:span text:style-name="T5">&lt;/html&gt;</text:span></text:p></draw:text-box></draw:frame></text:p>
      <text:p text:style-name="P12"/>
      <text:p text:style-name="P12"/>
      <text:p text:style-name="P12"/>
      <text:p text:style-name="P12"/>
      <text:p text:style-name="P12"/>
      <text:p text:style-name="P12"/>
      <text:p text:style-name="P12"/>
      <text:p text:style-name="P12"/>
      <text:p text:style-name="P12"/>
      <text:p text:style-name="P12"/>
      <text:h text:style-name="P17" text:outline-level="2">Comentarios</text:h>
      <text:p text:style-name="P12">El explorador no muestra comentarios, pero estos ayuda a documentar el código HTML para agregar descripciones, recordatorios y otras notas.</text:p>
      <text:p text:style-name="P12"><draw:frame text:anchor-type="paragraph" draw:z-index="9" draw:name="Forma1" draw:style-name="gr2" draw:text-style-name="P28" svg:width="9.395cm" svg:height="5.358cm" svg:x="3.263cm" svg:y="0.383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p&gt;Esto es un párrafo&lt;/p&gt;</text:span></text:p><text:p><text:span text:style-name="T5"><text:s text:c="8"/></text:span><text:span text:style-name="T5">&lt;hr /&gt;</text:span></text:p><text:p><text:span text:style-name="T5"><text:s text:c="8"/></text:span><text:span text:style-name="T5">&lt;p&gt;Esto es un párrafo&lt;/p&gt;</text:span></text:p><text:p><text:span text:style-name="T5"><text:s text:c="8"/></text:span><text:span text:style-name="T5">&lt;!-- Esto es un comentario --&gt;</text:span></text:p><text:p><text:span text:style-name="T5"><text:s text:c="4"/></text:span><text:span text:style-name="T5">&lt;/body&gt;</text:span></text:p><text:p><text:span text:style-name="T5">&lt;/html&gt;</text:span></text:p></draw:text-box></draw:frame></text:p>
      <text:p text:style-name="P12"/>
      <text:p text:style-name="P12"/>
      <text:p text:style-name="P12"/>
      <text:p text:style-name="P12"/>
      <text:p text:style-name="P12"/>
      <text:p text:style-name="P12"/>
      <text:p text:style-name="P12"/>
      <text:h text:style-name="P14" text:outline-level="2">Atributos HTML</text:h>
      <text:p text:style-name="P22"><draw:frame text:anchor-type="paragraph" draw:z-index="10" draw:name="Forma1" draw:style-name="gr2" draw:text-style-name="P28" svg:width="9.395cm" svg:height="5.358cm" svg:x="3.263cm" svg:y="1.374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p align=”center”&gt;Esto es un párrafo&lt;/p&gt;</text:span></text:p><text:p><text:span text:style-name="T5"><text:s text:c="8"/></text:span><text:span text:style-name="T5">&lt;p align=”left”&gt;Esto es un párrafo&lt;/p&gt;</text:span></text:p><text:p><text:span text:style-name="T5"><text:s text:c="8"/></text:span><text:span text:style-name="T5">&lt;p align=”right”&gt;Esto es un párrafo&lt;/p&gt;</text:span></text:p><text:p><text:span text:style-name="T5"><text:s text:c="4"/></text:span><text:span text:style-name="T5">&lt;/body&gt;</text:span></text:p><text:p><text:span text:style-name="T5">&lt;/html&gt;</text:span></text:p></draw:text-box></draw:frame>Los atributos proveen información adicional sobre un elemento o etiqueta, a la vez que lo modifican. La mayoría de atributos tienen un valor.</text:p>
      <text:p text:style-name="P22"/>
      <text:p text:style-name="P22"/>
      <text:p text:style-name="P22"/>
      <text:p text:style-name="P22"/>
      <text:p text:style-name="P22"/>
      <text:p text:style-name="P22"/>
      <text:p text:style-name="P22"/>
      <text:p text:style-name="P22"/>
      <text:p text:style-name="P22">Como ejemplo, podemos modificar la línea horizontal para que tenga un ancho de 50 pixeles.</text:p>
      <text:p text:style-name="P22"><draw:frame text:anchor-type="paragraph" draw:z-index="11" draw:name="Forma1" draw:style-name="gr1" draw:text-style-name="P28" svg:width="9.395cm" svg:height="0.489cm" svg:x="3.263cm" svg:y="0.051cm"><draw:text-box><text:p><text:span text:style-name="T5"><text:s text:c="8"/></text:span><text:span text:style-name="T5">&lt;hr width=”50px” /&gt;</text:span></text:p></draw:text-box></draw:frame></text:p>
      <text:p text:style-name="P22"><draw:frame text:anchor-type="paragraph" draw:z-index="12" draw:name="Forma1" draw:style-name="gr1" draw:text-style-name="P28" svg:width="9.395cm" svg:height="0.489cm" svg:x="3.219cm" svg:y="0.646cm"><draw:text-box><text:p><text:span text:style-name="T5"><text:s text:c="8"/></text:span><text:span text:style-name="T5">&lt;hr width=”50%” /&gt;</text:span></text:p></draw:text-box></draw:frame>El ancho de un elemento también puede ser modificado usando porcentajes.</text:p>
      <text:p text:style-name="P22"/>
      <text:p text:style-name="P23"><draw:frame text:anchor-type="paragraph" draw:z-index="13" draw:name="Forma1" draw:style-name="gr1" draw:text-style-name="P28" svg:width="9.395cm" svg:height="0.976cm" svg:x="3.219cm" svg:y="0.646cm"><draw:text-box><text:p><text:span text:style-name="T5"><text:s text:c="8"/></text:span><text:span text:style-name="T5">&lt;hr width=”50%” align=”right” /&gt;</text:span></text:p><text:p><text:span text:style-name="T5"><text:s text:c="8"/></text:span><text:span text:style-name="T5">&lt;p align=”center”&gt;Esto es un texto&lt;/p&gt;</text:span></text:p></draw:text-box></draw:frame>El atributo de alineación se puede usar en múltiples elementos.</text:p>
      <text:p text:style-name="P23"/>
      <text:p text:style-name="P23"/>
      <text:p text:style-name="P23"/>
      <text:p text:style-name="P23"/>
      <text:h text:style-name="P15" text:outline-level="2"><text:soft-page-break/>La etiqueta &lt;img&gt;</text:h>
      <text:p text:style-name="P24">La etiqueta &lt;img&gt; es usada para insertar una imagen. Contiene sólo atributos, y no tiene una etiqueta de cierre.</text:p>
      <text:p text:style-name="P24">La URL de la imagen (dirección) puede ser definida usando el atributo src.</text:p>
      <text:p text:style-name="P24"><draw:frame text:anchor-type="paragraph" draw:z-index="14" draw:name="Forma1" draw:style-name="gr1" draw:text-style-name="P28" svg:width="9.395cm" svg:height="0.489cm" svg:x="3.219cm" svg:y="-0.016cm"><draw:text-box><text:p><text:span text:style-name="T5"><text:s text:c="8"/></text:span><text:span text:style-name="T5">&lt;img src=”image.jpg” /&gt;</text:span></text:p></draw:text-box></draw:frame></text:p>
      <text:p text:style-name="P24"/>
      <text:p text:style-name="P24">En caso de que la imagen no pueda ser mostrada, el atributo alt especifica un texto alternativo que describe la imagen en palabras. El atributo alt es requerido.</text:p>
      <text:p text:style-name="P24"><draw:frame text:anchor-type="paragraph" draw:z-index="15" draw:name="Forma1" draw:style-name="gr1" draw:text-style-name="P28" svg:width="9.395cm" svg:height="0.489cm" svg:x="3.219cm" svg:y="-0.016cm"><draw:text-box><text:p><text:span text:style-name="T5"><text:s text:c="8"/></text:span><text:span text:style-name="T5">&lt;img src=”image.jpg” alt=”” /&gt;</text:span></text:p></draw:text-box></draw:frame></text:p>
      <text:p text:style-name="P25">Para definir el tamaño de una imagen, usa los atributos width y height (ancho y alto).</text:p>
      <text:p text:style-name="P25"><draw:frame text:anchor-type="paragraph" draw:z-index="16" draw:name="Forma1" draw:style-name="gr1" draw:text-style-name="P28" svg:width="9.395cm" svg:height="2.437cm" svg:x="3.219cm" svg:y="-0.016cm"><draw:text-box><text:p><text:span text:style-name="T5"><text:s text:c="8"/></text:span><text:span text:style-name="T5">&lt;img src=”image.jpg” height=”150px” </text:span></text:p><text:p><text:span text:style-name="T5"><text:s text:c="14"/></text:span><text:span text:style-name="T5">width =”150px” alt=”” /&gt;</text:span></text:p><text:p><text:span text:style-name="T5"><text:s text:c="8"/></text:span><text:span text:style-name="T5">&lt;!-- o --&gt;</text:span></text:p><text:p><text:span text:style-name="T5"><text:s text:c="8"/></text:span><text:span text:style-name="T5">&lt;img src=”image.jpg” height=”50%” </text:span></text:p><text:p><text:span text:style-name="T5"><text:s text:c="14"/></text:span><text:span text:style-name="T5">Width =”50%” alt=”” /&gt;</text:span></text:p></draw:text-box></draw:frame></text:p>
      <text:p text:style-name="P25"/>
      <text:p text:style-name="P25"/>
      <text:p text:style-name="P25"/>
      <text:p text:style-name="P25">Por defecto, una imagen no tiene bordes. Usa el atributo dentro de la etiqueta img para crear un borde alrededor de la imagen.</text:p>
      <text:p text:style-name="P25"><draw:frame text:anchor-type="paragraph" draw:z-index="17" draw:name="Forma1" draw:style-name="gr1" draw:text-style-name="P28" svg:width="9.395cm" svg:height="0.976cm" svg:x="3.219cm" svg:y="-0.016cm"><draw:text-box><text:p><text:span text:style-name="T5"><text:s text:c="8"/></text:span><text:span text:style-name="T5">&lt;img src=”image.jpg” height=”150px” </text:span></text:p><text:p><text:span text:style-name="T5"><text:s text:c="14"/></text:span><text:span text:style-name="T5">width =”150px” border=”1px” alt=”” /&gt;</text:span></text:p></draw:text-box></draw:frame></text:p>
      <text:p text:style-name="P25"/>
      <text:h text:style-name="P16" text:outline-level="2">La etiqueta &lt;a&gt;</text:h>
      <text:p text:style-name="P27">Los hipervínculos también son una parte fundamental de cualquier página web. Puede agregar hipervínculos a textos o imágenes que le permitirán al usuario hacer click en ellos para luego ser redirigidos a otro archivo o página web.</text:p>
      <text:p text:style-name="P27">En HTML, los hipervínculos son definidos usando la etiqueta &lt;a&gt;.</text:p>
      <text:p text:style-name="P27">Usa el atributo href para definir la dirección de destino del hipervínculo.</text:p>
      <text:p text:style-name="P26"><draw:frame text:anchor-type="paragraph" draw:z-index="18" draw:name="Forma1" draw:style-name="gr1" draw:text-style-name="P28" svg:width="9.395cm" svg:height="0.489cm" svg:x="3.219cm" svg:y="-0.016cm"><draw:text-box><text:p><text:span text:style-name="T5"><text:s text:c="8"/></text:span><text:span text:style-name="T5">&lt;a href=”http://fpdonbosco.eus”&gt;enlace&lt;/a&gt;</text:span></text:p></draw:text-box></draw:frame></text:p>
      <text:p text:style-name="P27">El atributo target especifica donde abrir el documento vinculado.</text:p>
      <text:p text:style-name="P27"><draw:frame text:anchor-type="paragraph" draw:z-index="19" draw:name="Forma1" draw:style-name="gr1" draw:text-style-name="P28" svg:width="9.395cm" svg:height="0.976cm" svg:x="3.219cm" svg:y="0.734cm"><draw:text-box><text:p><text:span text:style-name="T5"><text:s text:c="8"/></text:span><text:span text:style-name="T5">&lt;a href=”</text:span><text:span text:style-name="T5"><text:a xlink:href="http://fpdonbosco.eus/" xlink:type="simple">http://fpdonbosco.eus</text:a></text:span><text:span text:style-name="T5">” </text:span></text:p><text:p><text:span text:style-name="T5"><text:s text:c="13"/></text:span><text:span text:style-name="T5">target=”_blank”&gt;enlace&lt;/a&gt;</text:span></text:p></draw:text-box></draw:frame>Dándole un valor _blank al atributo abrirá el hipervínculo en una nueva ventana o pestañ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c8b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13T14:21:14.080000000</meta:creation-date>
    <dc:date>2021-03-03T20:38:04.445000000</dc:date>
    <meta:editing-duration>PT3H7M33S</meta:editing-duration>
    <meta:editing-cycles>11</meta:editing-cycles>
    <meta:generator>LibreOffice/6.3.2.2$Windows_X86_64 LibreOffice_project/98b30e735bda24bc04ab42594c85f7fd8be07b9c</meta:generator>
    <meta:document-statistic meta:table-count="0" meta:image-count="0" meta:object-count="0" meta:page-count="6" meta:paragraph-count="50" meta:word-count="707" meta:character-count="4535" meta:non-whitespace-character-count="3878"/>
  </office:meta>
</office:document-meta>
</file>